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a49" officeooo:paragraph-rsid="0012ca49"/>
    </style:style>
    <style:style style:name="P2" style:family="paragraph" style:parent-style-name="Standard">
      <style:text-properties officeooo:rsid="00154952" officeooo:paragraph-rsid="00154952"/>
    </style:style>
    <style:style style:name="P3" style:family="paragraph" style:parent-style-name="Standard">
      <style:text-properties officeooo:rsid="00167f7c" officeooo:paragraph-rsid="00167f7c"/>
    </style:style>
    <style:style style:name="P4" style:family="paragraph" style:parent-style-name="Standard">
      <style:text-properties officeooo:rsid="0017738e" officeooo:paragraph-rsid="0017738e"/>
    </style:style>
    <style:style style:name="P5" style:family="paragraph" style:parent-style-name="Standard">
      <style:text-properties officeooo:rsid="0018170f" officeooo:paragraph-rsid="0018170f"/>
    </style:style>
    <style:style style:name="P6" style:family="paragraph" style:parent-style-name="Standard" style:list-style-name="L1">
      <style:text-properties officeooo:rsid="00154952" officeooo:paragraph-rsid="00154952"/>
    </style:style>
    <style:style style:name="P7" style:family="paragraph" style:parent-style-name="Standard" style:list-style-name="L2">
      <style:text-properties officeooo:rsid="00167f7c" officeooo:paragraph-rsid="00167f7c"/>
    </style:style>
    <style:style style:name="P8" style:family="paragraph" style:parent-style-name="Standard" style:list-style-name="L2">
      <style:text-properties officeooo:rsid="0017738e" officeooo:paragraph-rsid="0017738e"/>
    </style:style>
    <style:style style:name="P9" style:family="paragraph" style:parent-style-name="Standard" style:list-style-name="L3">
      <style:text-properties officeooo:rsid="0017738e" officeooo:paragraph-rsid="0017738e"/>
    </style:style>
    <style:style style:name="P10" style:family="paragraph" style:parent-style-name="Standard" style:list-style-name="L2">
      <style:text-properties officeooo:rsid="0018170f" officeooo:paragraph-rsid="0018170f"/>
    </style:style>
    <style:style style:name="P11" style:family="paragraph" style:parent-style-name="Standard">
      <style:text-properties officeooo:rsid="0018170f" officeooo:paragraph-rsid="0018170f"/>
    </style:style>
    <style:style style:name="P12" style:family="paragraph" style:parent-style-name="Standard">
      <style:text-properties fo:font-weight="bold" officeooo:rsid="00167f7c" officeooo:paragraph-rsid="001b6a04" style:font-weight-asian="bold" style:font-weight-complex="bold"/>
    </style:style>
    <style:style style:name="P13" style:family="paragraph" style:parent-style-name="Standard">
      <style:text-properties fo:font-weight="bold" officeooo:rsid="0012ca49" officeooo:paragraph-rsid="0012ca49" style:font-weight-asian="bold" style:font-weight-complex="bold"/>
    </style:style>
    <style:style style:name="P14" style:family="paragraph" style:parent-style-name="Standard">
      <style:text-properties fo:font-weight="normal" officeooo:rsid="001c46d6" officeooo:paragraph-rsid="001c46d6" style:font-weight-asian="normal" style:font-weight-complex="normal"/>
    </style:style>
    <style:style style:name="P15" style:family="paragraph" style:parent-style-name="Standard">
      <style:text-properties officeooo:rsid="0020efe2" officeooo:paragraph-rsid="0020efe2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302d7"/>
    </style:style>
    <style:style style:name="T2" style:family="text">
      <style:text-properties officeooo:rsid="0017738e"/>
    </style:style>
    <style:style style:name="T3" style:family="text">
      <style:text-properties officeooo:rsid="0018170f"/>
    </style:style>
    <style:style style:name="T4" style:family="text">
      <style:text-properties officeooo:rsid="0019a745"/>
    </style:style>
    <style:style style:name="T5" style:family="text">
      <style:text-properties officeooo:rsid="001b6a04"/>
    </style:style>
    <style:style style:name="T6" style:family="text">
      <style:text-properties officeooo:rsid="001e1d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1204"/>
    </style:style>
    <style:style style:name="T9" style:family="text">
      <style:text-properties officeooo:rsid="00239568"/>
    </style:style>
    <style:style style:name="T10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ash" svg:stroke-color="#000000" draw:fill="none" draw:fill-color="#ffffff" fo:min-height="10.4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ash" svg:stroke-color="#000000" draw:fill="none" draw:fill-color="#ffffff" fo:min-height="5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4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0" draw:name="Text Frame 1" draw:style-name="gr10" draw:text-style-name="P16" svg:width="4.446cm" svg:height="1.879cm" svg:x="3.367cm" svg:y="9.855cm"><draw:text-box><text:p>Lighttpd Webserver </text:p></draw:text-box></draw:frame><draw:frame text:anchor-type="paragraph" draw:z-index="1" draw:name="Text Frame 2" draw:style-name="gr9" draw:text-style-name="P16" svg:width="4.419cm" svg:height="2.117cm" svg:x="3.367cm" svg:y="7.553cm"><draw:text-box><text:p>FastCGI <text:s/>C prg lng or Other Web server gateway Interface</text:p></draw:text-box></draw:frame><draw:frame text:anchor-type="paragraph" draw:z-index="2" draw:name="Text Frame 3" draw:style-name="gr8" draw:text-style-name="P16" svg:width="1.059cm" svg:height="1.112cm" svg:x="3.156cm" svg:y="5.595cm"><draw:text-box><text:p>P1</text:p></draw:text-box></draw:frame><draw:frame text:anchor-type="paragraph" draw:z-index="3" draw:name="Text Frame 4" draw:style-name="gr8" draw:text-style-name="P16" svg:width="1.059cm" svg:height="1.112cm" svg:x="4.214cm" svg:y="5.595cm"><draw:text-box><text:p>P2</text:p></draw:text-box></draw:frame><draw:frame text:anchor-type="paragraph" draw:z-index="4" draw:name="Text Frame 5" draw:style-name="gr8" draw:text-style-name="P16" svg:width="1.059cm" svg:height="1.112cm" svg:x="5.272cm" svg:y="5.595cm"><draw:text-box><text:p>P3</text:p></draw:text-box></draw:frame><draw:frame text:anchor-type="paragraph" draw:z-index="5" draw:name="Text Frame 6" draw:style-name="gr5" draw:text-style-name="P16" svg:width="4.657cm" svg:height="0.874cm" svg:x="3.023cm" svg:y="13.903cm"><draw:text-box><text:p>Apache webserver</text:p></draw:text-box></draw:frame><draw:line text:anchor-type="paragraph" draw:z-index="6" draw:name="Vertical line 1" draw:style-name="gr2" draw:text-style-name="P17" svg:x1="5.219cm" svg:y1="11.733cm" svg:x2="5.219cm" svg:y2="13.903cm"><text:p/></draw:line><draw:frame text:anchor-type="paragraph" draw:z-index="7" draw:name="Text Frame 7" draw:style-name="gr7" draw:text-style-name="P16" svg:width="1.641cm" svg:height="0.976cm" svg:x="5.246cm" svg:y="12.368cm"><draw:text-box><text:p>REST API</text:p></draw:text-box></draw:frame><draw:frame text:anchor-type="paragraph" draw:z-index="8" draw:name="Text Frame 8" draw:style-name="gr6" draw:text-style-name="P16" svg:width="3.467cm" svg:height="4.022cm" svg:x="-0.945cm" svg:y="7.553cm"><draw:text-box><text:p>SAKUA ENCRYPTON / DECRYPTION DATA SERVER</text:p></draw:text-box></draw:frame><draw:line text:anchor-type="paragraph" draw:z-index="9" draw:name="Horizontal line 1" draw:style-name="gr2" draw:text-style-name="P17" svg:x1="1.939cm" svg:y1="8.797cm" svg:x2="3.844cm" svg:y2="8.797cm"><text:p/></draw:line><draw:line text:anchor-type="paragraph" draw:z-index="10" draw:name="Vertical line 2" draw:style-name="gr2" draw:text-style-name="P17" svg:x1="0.695cm" svg:y1="11.575cm" svg:x2="0.669cm" svg:y2="19.804cm"><text:p/></draw:line><draw:line text:anchor-type="paragraph" draw:z-index="11" draw:name="Line 1" draw:style-name="gr2" draw:text-style-name="P17" svg:x1="5.219cm" svg:y1="14.776cm" svg:x2="5.219cm" svg:y2="19.761cm"><text:p/></draw:line><draw:line text:anchor-type="paragraph" draw:z-index="12" draw:name="Line 2" draw:style-name="gr2" draw:text-style-name="P17" svg:x1="2.018cm" svg:y1="7.949cm" svg:x2="4.373cm" svg:y2="5.965cm"><text:p/></draw:line><draw:frame text:anchor-type="paragraph" draw:z-index="13" draw:name="Text Frame 12" draw:style-name="gr10" draw:text-style-name="P16" svg:width="4.446cm" svg:height="1.879cm" svg:x="13.66cm" svg:y="9.881cm"><draw:text-box><text:p>Lighttpd Webserver </text:p></draw:text-box></draw:frame><draw:frame text:anchor-type="paragraph" draw:z-index="14" draw:name="Text Frame 13" draw:style-name="gr9" draw:text-style-name="P16" svg:width="4.419cm" svg:height="2.117cm" svg:x="13.66cm" svg:y="7.579cm"><draw:text-box><text:p>FastCGI <text:s/>C prg lng</text:p><text:p>Other Web server gateway Interface</text:p></draw:text-box></draw:frame><draw:frame text:anchor-type="paragraph" draw:z-index="15" draw:name="Text Frame 14" draw:style-name="gr8" draw:text-style-name="P16" svg:width="1.059cm" svg:height="1.112cm" svg:x="13.448cm" svg:y="5.622cm"><draw:text-box><text:p>P1</text:p></draw:text-box></draw:frame><draw:frame text:anchor-type="paragraph" draw:z-index="16" draw:name="Text Frame 15" draw:style-name="gr8" draw:text-style-name="P16" svg:width="1.059cm" svg:height="1.112cm" svg:x="14.506cm" svg:y="5.622cm"><draw:text-box><text:p>P2</text:p></draw:text-box></draw:frame><draw:frame text:anchor-type="paragraph" draw:z-index="17" draw:name="Text Frame 16" draw:style-name="gr8" draw:text-style-name="P16" svg:width="1.059cm" svg:height="1.112cm" svg:x="15.565cm" svg:y="5.622cm"><draw:text-box><text:p>P3</text:p></draw:text-box></draw:frame><draw:frame text:anchor-type="paragraph" draw:z-index="18" draw:name="Text Frame 17" draw:style-name="gr5" draw:text-style-name="P16" svg:width="4.657cm" svg:height="0.874cm" svg:x="13.316cm" svg:y="13.929cm"><draw:text-box><text:p>Apache webserver</text:p></draw:text-box></draw:frame><draw:line text:anchor-type="paragraph" draw:z-index="19" draw:name="Vertical line 3" draw:style-name="gr2" draw:text-style-name="P17" svg:x1="15.512cm" svg:y1="11.76cm" svg:x2="15.512cm" svg:y2="13.93cm"><text:p/></draw:line><draw:frame text:anchor-type="paragraph" draw:z-index="20" draw:name="Text Frame 18" draw:style-name="gr7" draw:text-style-name="P16" svg:width="1.641cm" svg:height="0.976cm" svg:x="15.538cm" svg:y="12.395cm"><draw:text-box><text:p>REST API</text:p></draw:text-box></draw:frame><draw:frame text:anchor-type="paragraph" draw:z-index="21" draw:name="Text Frame 19" draw:style-name="gr6" draw:text-style-name="P16" svg:width="3.467cm" svg:height="4.022cm" svg:x="9.347cm" svg:y="7.579cm"><draw:text-box><text:p>SAKUA ENCRYPTON / DECRYPTION DATA SERVER</text:p></draw:text-box></draw:frame><draw:line text:anchor-type="paragraph" draw:z-index="22" draw:name="Horizontal line 2" draw:style-name="gr2" draw:text-style-name="P17" svg:x1="12.231cm" svg:y1="8.823cm" svg:x2="14.136cm" svg:y2="8.823cm"><text:p/></draw:line><draw:line text:anchor-type="paragraph" draw:z-index="23" draw:name="Vertical line 4" draw:style-name="gr2" draw:text-style-name="P17" svg:x1="10.987cm" svg:y1="11.601cm" svg:x2="10.987cm" svg:y2="17.131cm"><text:p/></draw:line><draw:line text:anchor-type="paragraph" draw:z-index="24" draw:name="Line 3" draw:style-name="gr2" draw:text-style-name="P17" svg:x1="15.511cm" svg:y1="14.803cm" svg:x2="15.485cm" svg:y2="17.131cm"><text:p/></draw:line><draw:line text:anchor-type="paragraph" draw:z-index="25" draw:name="Line 4" draw:style-name="gr2" draw:text-style-name="P17" svg:x1="12.31cm" svg:y1="7.976cm" svg:x2="14.665cm" svg:y2="5.992cm"><text:p/></draw:line><draw:frame text:anchor-type="paragraph" draw:z-index="26" draw:name="Text Frame 20" draw:style-name="gr1" draw:text-style-name="P16" svg:width="9.473cm" svg:height="10.452cm" svg:x="-1.275cm" svg:y="5.129cm"><draw:text-box><text:p>Server Instance 2</text:p></draw:text-box></draw:frame><draw:line text:anchor-type="paragraph" draw:z-index="27" draw:name="Line 5" draw:style-name="gr2" draw:text-style-name="P17" svg:x1="1.7cm" svg:y1="11.31cm" svg:x2="3.42cm" svg:y2="14.062cm"><text:p/></draw:line><draw:line text:anchor-type="paragraph" draw:z-index="28" draw:name="Line 6" draw:style-name="gr2" draw:text-style-name="P17" svg:x1="12.099cm" svg:y1="11.31cm" svg:x2="13.819cm" svg:y2="14.062cm"><text:p/></draw:line><draw:frame text:anchor-type="paragraph" draw:z-index="29" draw:name="Text Frame 26" draw:style-name="gr5" draw:text-style-name="P16" svg:width="4.657cm" svg:height="0.874cm" svg:x="3.5cm" svg:y="19.761cm"><draw:text-box><text:p>Chrome Webbrowser</text:p></draw:text-box></draw:frame><draw:frame text:anchor-type="paragraph" draw:z-index="30" draw:name="Text Frame 28" draw:style-name="gr4" draw:text-style-name="P16" svg:width="3.467cm" svg:height="4.061cm" svg:x="-1.316cm" svg:y="19.803cm"><draw:text-box><text:p>SAKUA ENCRYPTON / DECRYPTION DATA SERVER</text:p><text:p>127.0.0.1, ::1</text:p><text:p>Or, could be internal to web browser</text:p></draw:text-box></draw:frame><draw:frame text:anchor-type="paragraph" draw:z-index="31" draw:name="Text Frame 29" draw:style-name="gr3" draw:text-style-name="P18" svg:width="9.977cm" svg:height="5.21cm" svg:x="-1.676cm" svg:y="18.997cm"><draw:text-box><text:p><text:span text:style-name="T10">Client Instance 1</text:span></text:p></draw:text-box></draw:frame><draw:line text:anchor-type="paragraph" draw:z-index="32" draw:name="Horizontal line 3" draw:style-name="gr2" draw:text-style-name="P17" svg:x1="3.711cm" svg:y1="20.306cm" svg:x2="1.806cm" svg:y2="20.306cm"><text:p/></draw:line><draw:frame text:anchor-type="paragraph" draw:z-index="33" draw:name="Text Frame 21" draw:style-name="gr1" draw:text-style-name="P16" svg:width="9.473cm" svg:height="10.452cm" svg:x="8.936cm" svg:y="5.166cm"><draw:text-box><text:p>Server Instance 1</text:p></draw:text-box></draw:frame><text:span text:style-name="T1">A Basic </text:span>Design of SAKUA – Shared Access Key User Authentication</text:h>
      <text:p text:style-name="P13">Copyright - Anoop Kumar Narayanan - 2023</text:p>
      <text:p text:style-name="P1"><text:a xlink:type="simple" xlink:href="mailto:anoop.kumar.narayanan@gmail.com" text:style-name="Internet_20_link" text:visited-style-name="Visited_20_Internet_20_Link"><text:span text:style-name="T7">anoop.kumar.narayanan@gmail.com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h text:style-name="Heading_20_1" text:outline-level="1">SAKUA - How it works :</text:h>
      <text:p text:style-name="P2"/>
      <text:p text:style-name="P2">Registration to a website is done via a Normal HTTPS session.</text:p>
      <text:p text:style-name="P2">Where in <text:s/>you supply some of the information present in KeyCreate file. </text:p>
      <text:p text:style-name="P3">Including the DominoPassword Pattern and Pin. </text:p>
      <text:p text:style-name="P3">https://github.com/anpnrynn/DominoPassword/</text:p>
      <text:p text:style-name="P3">A C implementation is provided on this website itself : </text:p>
      <text:p text:style-name="P3">https://github.com/anpnrynn/SAKUA/</text:p>
      <text:p text:style-name="P3"/>
      <text:p text:style-name="P3">NOTE:</text:p>
      <text:list xml:id="list1605647164" text:style-name="L1">
        <text:list-item>
          <text:p text:style-name="P6">GPS could be rounded off to a larger area.</text:p>
        </text:list-item>
        <text:list-item>
          <text:p text:style-name="P6">SS could be something like DOB;Date for first transaction;Security phrase; or a combination.</text:p>
        </text:list-item>
      </text:list>
      <text:p text:style-name="P2"/>
      <text:p text:style-name="P2"/>
      <text:h text:style-name="Heading_20_2" text:outline-level="2">The SAKUA session <text:span text:style-name="T6">VERSION 1</text:span>:</text:h>
      <text:p text:style-name="P2"/>
      <text:list xml:id="list2506370053" text:style-name="L2">
        <text:list-item>
          <text:p text:style-name="P7">User accesses a website, this could be HTTP (I know right ?) or HTTPS (use this to be safer).</text:p>
        </text:list-item>
        <text:list-item>
          <text:p text:style-name="P7">User is asked to enter the username, this information is transferred to the server.</text:p>
        </text:list-item>
        <text:list-item>
          <text:p text:style-name="P7">The client/server calculates the the seedpin from username along with other information <text:span text:style-name="T3">(including the password) </text:span>on the website <text:span text:style-name="T2">which was given during the time of registration</text:span>. <text:span text:style-name="T3">The information for generation of seedpin is displayed so that the user selects the same set of information on his side as well <text:s/>for the creation of encryption key.</text:span></text:p>
        </text:list-item>
        <text:list-item>
          <text:p text:style-name="P7">The <text:span text:style-name="T3">seed</text:span>pin is used to calculate a seedstring.</text:p>
        </text:list-item>
        <text:list-item>
          <text:p text:style-name="P7">The seedstring along with the registered pin is used to calculate securestring.</text:p>
        </text:list-item>
        <text:list-item>
          <text:p text:style-name="P7">The securestring along with domino password pattern is used to calculate the shared encryption key.</text:p>
        </text:list-item>
        <text:list-item>
          <text:p text:style-name="P8">The domino password pattern can be entered manually or retrieved from a secure saved file. </text:p>
        </text:list-item>
        <text:list-item>
          <text:p text:style-name="P7">This encryption key can be generated on both the server and the client web browser / applications.</text:p>
        </text:list-item>
        <text:list-item>
          <text:p text:style-name="P7">The encryption key is then used by the client to send the encrypted data over TCP/UDP sockets to the server with the username SHA512 or other message digest methods.</text:p>
        </text:list-item>
        <text:list-item>
          <text:p text:style-name="P7">The server uses the message digest to locate the username and there by obtain the shared encryption key which is then used to decrypt the message.</text:p>
        </text:list-item>
        <text:list-item>
          <text:p text:style-name="P8">Algorithms such as blowfish or something <text:span text:style-name="T3">similar </text:span>could be used <text:span text:style-name="T3">as a shared key encryption algorithms.</text:span> </text:p>
        </text:list-item>
        <text:list-item>
          <text:p text:style-name="P8">From here on in there is a separate HTTP/1.0 or HTTP/1.1 or HTTP/2.0 <text:span text:style-name="T3">session </text:span>over secure shared key SAKUA connection happens, and data can be transferred over it. <text:span text:style-name="T3">The interesting part is that the user is already authenticated and validated when the secure string is created as it is based on the username &amp; password , </text:span><text:span text:style-name="T6">registered pin and the registered pattern </text:span><text:span text:style-name="T3">at the very least.</text:span></text:p>
        </text:list-item>
        <text:list-item>
          <text:p text:style-name="P10">Optional Step: Now the nonce &amp; CHAP/PAP (or newer Auth protocols) &amp; OTP can be used over SAKUA to Authenticate the user over this secure data connection.</text:p>
        </text:list-item>
      </text:list>
      <text:p text:style-name="P5"/>
      <text:p text:style-name="P15"><text:soft-page-break/><text:span text:style-name="T7">NOTE: </text:span>The user needs to know the Pin, Password and Pattern, but the idea is that the pin and pattern could be saved in the browser/app and the password doesn’t have to be a complex one, <text:span text:style-name="T9">infact it could be very very simple one</text:span>.</text:p>
      <text:p text:style-name="P15"/>
      <text:p text:style-name="P15">Also, for multiple websites you could have same pattern but a different 6 digit pin, now all that you need to remember is a single pattern, and pin and password pairs. <text:span text:style-name="T8">This</text:span> makes the end users’ life very very easy while providing that person with a secure communication channel <text:span text:style-name="T8">to the </text:span>website<text:span text:style-name="T8">s</text:span> providing the service.</text:p>
      <text:p text:style-name="P15"/>
      <text:p text:style-name="P4"/>
      <text:h text:style-name="Heading_20_3" text:outline-level="3">DominoPassword how it works: </text:h>
      <text:p text:style-name="P5"/>
      <text:list xml:id="list1243858217" text:style-name="L3">
        <text:list-item>
          <text:p text:style-name="P9">User enters a pin from 2 to 999999. <text:span text:style-name="T3">(HTML standalone webpage on the DominoPassword Github site only allows till 99999 as it is based on HTML and JS and its slow.)</text:span></text:p>
        </text:list-item>
        <text:list-item>
          <text:p text:style-name="P9">A cryptographically secure string is calculated <text:span text:style-name="T3">u</text:span>sing basic shuffle algorithm which makes use of swaps and rotates.</text:p>
        </text:list-item>
        <text:list-item>
          <text:p text:style-name="P9">The cryptographically secure string has all the characters present in the seed string.</text:p>
        </text:list-item>
        <text:list-item>
          <text:p text:style-name="P9">The seed string could be website dependant.</text:p>
        </text:list-item>
        <text:list-item>
          <text:p text:style-name="P9">The DominoPassword Pattern is entered whose length could be at max 108 characters long.</text:p>
        </text:list-item>
        <text:list-item>
          <text:p text:style-name="P9">This pattern and sequence is mapped to the characters in the secure string generated via the pin.</text:p>
        </text:list-item>
        <text:list-item>
          <text:p text:style-name="P9">The ouput is a cryptographically secure password which could be used as an encryption algorithm <text:span text:style-name="T4">key</text:span>.</text:p>
        </text:list-item>
      </text:list>
      <text:p text:style-name="P4"/>
      <text:p text:style-name="P4"/>
      <text:p text:style-name="P12">A standalone HTTP file with JS version can be downloaded <text:span text:style-name="T5">from dominopassword github site (</text:span>dominopasswordgen2.html<text:span text:style-name="T5">)</text:span> should give you an Idea <text:span text:style-name="T5">on how the DominoPasswordPattern is created. You can go back and forth between the pattern screens to create a more complex password. This was initially created as a Password Generation Tool.</text:span></text:p>
      <text:p text:style-name="P12"/>
      <text:p text:style-name="P12"/>
      <text:h text:style-name="Heading_20_2" text:outline-level="2">Version 2:</text:h>
      <text:p text:style-name="P14">Will create multiple single seed string and multiple seedpin with multiple securestring.</text:p>
      <text:p text:style-name="P14">The pattern will be used to generate a very long cryptographically secure encrypion key. The length encrytion key could be increase dramatically.</text:p>
      <text:p text:style-name="P14"/>
      <text:p text:style-name="P14">Seedpin1 could be username + password</text:p>
      <text:p text:style-name="P14">Seedpin2 could be username + password + dob</text:p>
      <text:p text:style-name="P14">Seedpin3 could be username + password + dob + doj + ss + city ..etc</text:p>
      <text:p text:style-name="P14"/>
      <text:p text:style-name="P14">The algorithms could be different for each seed pin generation there by giving multiple secure strings <text:span text:style-name="T6">when used with the same registered pin</text:span>. This information about what combo to be used could be communicated via the initial access to the websi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7:04:04.252620835</meta:creation-date>
    <meta:editing-duration>PT1H43M21S</meta:editing-duration>
    <meta:editing-cycles>10</meta:editing-cycles>
    <meta:generator>LibreOffice/7.3.7.2$Linux_X86_64 LibreOffice_project/30$Build-2</meta:generator>
    <dc:date>2023-12-17T19:48:41.377969890</dc:date>
    <meta:document-statistic meta:table-count="0" meta:image-count="0" meta:object-count="0" meta:page-count="3" meta:paragraph-count="45" meta:word-count="809" meta:character-count="4786" meta:non-whitespace-character-count="4035"/>
  </office:meta>
</office:document-meta>
</file>